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Text_20_body">
      <style:text-properties fo:language="en" fo:country="US"/>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Footer">
      <style:paragraph-properties fo:text-align="end" style:justify-single-word="false"/>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font-weight="bold" style:font-weight-asian="bold"/>
    </style:style>
    <style:style style:name="T2" style:family="text">
      <style:text-properties fo:font-weight="bold" style:font-name-asian="TheSansMonoConNormal" style:font-weight-asian="bold"/>
    </style:style>
    <style:style style:name="T3" style:family="text">
      <style:text-properties style:font-name="Times" fo:language="none" fo:country="none" fo:font-weight="bold" style:font-weight-asian="bold" style:font-name-complex="Times" text:display="true"/>
    </style:style>
    <style:style style:name="T4" style:family="text">
      <style:text-properties style:font-name="Utopia-Bold" style:font-name-complex="Utopia-Bold"/>
    </style:style>
    <style:style style:name="T5" style:family="text">
      <style:text-properties style:font-name="Utopia-Bold" fo:language="en" fo:country="US" style:font-name-complex="Utopia-Bold"/>
    </style:style>
    <style:style style:name="T6" style:family="text">
      <style:text-properties style:font-name="Utopia-Bold" fo:font-weight="bold" style:font-weight-asian="bold" style:font-name-complex="Utopia-Bold" style:font-weight-complex="bold"/>
    </style:style>
    <style:style style:name="T7" style:family="text">
      <style:text-properties fo:language="en" fo:country="US"/>
    </style:style>
    <style:style style:name="T8" style:family="text">
      <style:text-properties style:font-name="TheSansMonoCondensed-Bold" fo:language="en" fo:country="US" style:font-name-complex="TheSansMonoCondensed-Bold"/>
    </style:style>
    <style:style style:name="T9" style:family="text">
      <style:text-properties fo:font-style="normal" fo:font-weight="bold" style:font-style-asian="normal" style:font-weight-asian="bold"/>
    </style:style>
    <style:style style:name="T10" style:family="text">
      <style:text-properties style:font-name-asian="TheSansMonoConNormal"/>
    </style:style>
    <style:style style:name="T11" style:family="text">
      <style:text-properties style:font-name="TheSansMonoCondensed-SemiLightI" style:font-name-complex="TheSansMonoCondensed-SemiLightI"/>
    </style:style>
    <style:style style:name="T12" style:family="text">
      <style:text-properties fo:font-size="10pt" fo:language="en" fo:country="US" style:font-size-asian="10pt"/>
    </style:style>
    <style:style style:name="T13" style:family="text">
      <style:text-properties style:font-name="HelveticaNeue Condensed" fo:font-size="8pt" style:font-size-asian="8pt" style:font-name-complex="HelveticaNeue Condensed" style:font-size-complex="8pt"/>
    </style:style>
    <style:style style:name="T14" style:family="text">
      <style:text-properties fo:color="#bfbfbf" style:font-name="ZapfDingbats" fo:font-size="8pt" style:font-size-asian="8pt" style:font-name-complex="ZapfDingbats" style:font-size-complex="8pt"/>
    </style:style>
    <style:style style:name="T15" style:family="text">
      <style:text-properties fo:color="#bfbfbf" style:font-name="HelveticaNeue Condensed" fo:font-size="8pt" style:font-size-asian="8pt" style:font-name-complex="HelveticaNeue Condensed" style:font-size-complex="8pt"/>
    </style:style>
    <style:style style:name="T1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71785312" text:id="ct71785312">
          <text:format-change>
            <office:change-info>
              <dc:creator>Ray Lischner</dc:creator>
              <dc:date>2013-10-20T13:06:00</dc:date>
            </office:change-info>
          </text:format-change>
        </text:changed-region>
        <text:changed-region xml:id="ct111788512" text:id="ct111788512">
          <text:format-change>
            <office:change-info>
              <dc:creator>Ray Lischner</dc:creator>
              <dc:date>2013-10-20T13:06:00</dc:date>
            </office:change-info>
          </text:format-change>
        </text:changed-region>
        <text:changed-region xml:id="ct111864080" text:id="ct111864080">
          <text:format-change>
            <office:change-info>
              <dc:creator>Ray Lischner</dc:creator>
              <dc:date>2013-10-20T13:06:00</dc:date>
            </office:change-info>
          </text:format-change>
        </text:changed-region>
        <text:changed-region xml:id="ct111993920" text:id="ct111993920">
          <text:format-change>
            <office:change-info>
              <dc:creator>Ray Lischner</dc:creator>
              <dc:date>2013-10-20T13:06:00</dc:date>
            </office:change-info>
          </text:format-change>
        </text:changed-region>
        <text:changed-region xml:id="ct112138592" text:id="ct112138592">
          <text:format-change>
            <office:change-info>
              <dc:creator>Ray Lischner</dc:creator>
              <dc:date>2013-10-20T13:06:00</dc:date>
            </office:change-info>
          </text:format-change>
        </text:changed-region>
        <text:changed-region xml:id="ct112212848" text:id="ct112212848">
          <text:format-change>
            <office:change-info>
              <dc:creator>Ray Lischner</dc:creator>
              <dc:date>2013-10-20T13:0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ore<text:span text:style-name="Comment_20_Reference"><text:span text:style-name="T3"><office:annotation><dc:creator>Fabio Claudio Ferracchiati</dc:creator><dc:date>2013-10-11T12:43:00</dc:date><text:p text:style-name="P7"><text:span text:style-name="T16">Very good chapter, the code works great.</text:span></text:p></office:annotation></text:span></text:span> About Member Functions</text:p>
      <text:p text:style-name="Body_20_Text_20_First">Member functions and constructors are even more fun than what you’ve learned so far. This Exploration continues to uncover their mysteries.</text:p>
      <text:h text:style-name="Heading_20_1" text:outline-level="1">Revisiting Project 1</text:h>
      <text:p text:style-name="Body_20_Text_20_First">What did you find most frustrating about Project 1 (Exploration 28)? If you are anything like me (although I hope you’re not, for your own sake), you may have been disappointed that you had to define several separate vectors to store one set of records. However, without knowing about classes, that was the only feasible approach. Now that you’ve been introduced to classes, you can fix the program. <text:span text:style-name="Strong_20_Emphasis"><text:span text:style-name="T4">Write a class definition to store one record.</text:span></text:span> Refer back to Exploration 28 for details. To summarize, each record keeps track of an integer height in centimeters, an integer weight in kilograms, the calculated BMI (which you can round off to an integer), the person’s sex (letter <text:span text:style-name="Code_20_Inline">'M'</text:span> or <text:span text:style-name="Code_20_Inline">'F'</text:span>), and the person’s name (a <text:span text:style-name="Code_20_Inline">string</text:span>).</text:p>
      <text:p text:style-name="Text_20_body">
    <text:span text:style-name="T7">Next, </text:span>
    <text:span text:style-name="Strong_20_Emphasis">
     <text:span text:style-name="T5">write a </text:span>
    </text:span>
    <text:span text:style-name="Strong_20_Emphasis">
     <text:span text:style-name="T8">read</text:span>
    </text:span>
    <text:span text:style-name="Strong_20_Emphasis">
     <text:span text:style-name="T5"> member function that reads a single record from an </text:span>
    </text:span>
    <text:span text:style-name="Strong_20_Emphasis">
     <text:span text:style-name="T8">istream</text:span>
    </text:span>
    <text:span text:style-name="T7">. It takes two arguments: an </text:span>
    <text:span text:style-name="Code_20_Inline">
     <text:span text:style-name="T7">istream</text:span>
    </text:span>
    <text:span text:style-name="T7"> and an integer. Prompt the user for each piece of information by writing to </text:span>
    <text:span text:style-name="Code_20_Inline">
     <text:span text:style-name="T7">std::cout</text:span>
    </text:span>
    <text:span text:style-name="T7">. The integer argument is the record number, which you can use in the prompts. </text:span>
    <text:span text:style-name="Strong_20_Emphasis">
     <text:span text:style-name="T5">Write a </text:span>
    </text:span>
    <text:span text:style-name="Strong_20_Emphasis">
     <text:span text:style-name="T8">print</text:span>
    </text:span>
    <text:span text:style-name="Strong_20_Emphasis">
     <text:span text:style-name="T5"> member function that prints one record</text:span>
    </text:span>
    <text:span text:style-name="T7">; it takes an </text:span>
    <text:span text:style-name="Code_20_Inline">
     <text:span text:style-name="T7">ostream</text:span>
    </text:span>
    <text:span text:style-name="T7"> and an integer threshold as arguments.</text:span>
   </text:p>
      <text:p text:style-name="Text_20_body">
    <text:span text:style-name="Strong_20_Emphasis">
     <text:span text:style-name="T5">Finally, modify the program to take advantage of the new class you wrote.</text:span>
    </text:span>
    <text:span text:style-name="T7"> Compare your solution to that of mine, shown in Listing 34-1.</text:span>
   </text:p>
      <text:p text:style-name="Code_20_Caption"><text:span text:style-name="T9">Listing 34-1.</text:span> New BMI Program</text:p>
      <text:p text:style-name="Code">#include &lt;algorithm&gt;</text:p>
      <text:p text:style-name="Code">#include &lt;cstdlib&gt;</text:p>
      <text:p text:style-name="Code">#include &lt;iomanip&gt;</text:p>
      <text:p text:style-name="Code">#include &lt;iostream&gt;</text:p>
      <text:p text:style-name="Code">#include &lt;limits&gt;</text:p>
      <text:p text:style-name="Code">#include &lt;locale&gt;</text:p>
      <text:p text:style-name="Code">#include &lt;string&gt;</text:p>
      <text:p text:style-name="Code">#include &lt;vector&gt;</text:p>
      <text:p text:style-name="Code"/>
      <text:p text:style-name="Code">/// Compute body-mass index from height in centimeters and weight in kilograms.</text:p>
      <text:p text:style-name="Code">int compute_bmi(int height, int weight)</text:p>
      <text:p text:style-name="Code">{</text:p>
      <text:p text:style-name="Code"><text:soft-page-break/><text:span text:style-name="T10"><text:s text:c="3"/></text:span>return static_cast&lt;int&gt;(weight * 10000 / (height * height) + 0.5);</text:p>
      <text:p text:style-name="Code">}</text:p>
      <text:p text:style-name="Code"/>
      <text:p text:style-name="Code">/// Skip the rest of the input line.</text:p>
      <text:p text:style-name="Code">void skip_line(std::istream&amp; in)</text:p>
      <text:p text:style-name="Code">{</text:p>
      <text:p text:style-name="Code"><text:span text:style-name="T10"><text:s text:c="2"/></text:span>in.ignore(std::numeric_limits&lt;int&gt;::max(), '\n');</text:p>
      <text:p text:style-name="Code">}</text:p>
      <text:p text:style-name="Code"/>
      <text:p text:style-name="Code">/// Represent one person's record, storing the person's name, height, weight,</text:p>
      <text:p text:style-name="Code">/// sex, and body-mass index (BMI), which is computed from the height and weight.</text:p>
      <text:p text:style-name="Code">struct record</text:p>
      <text:p text:style-name="Code">{</text:p>
      <text:p text:style-name="Code"><text:span text:style-name="T10"><text:s text:c="2"/></text:span>record() : height_{0}, weight_{0}, bmi_{0}, sex_{'?'}, name_{}</text:p>
      <text:p text:style-name="Code"><text:span text:style-name="T10"><text:s text:c="2"/></text:span>{}</text:p>
      <text:p text:style-name="Code"/>
      <text:p text:style-name="Code"><text:span text:style-name="T10"><text:s text:c="2"/></text:span>/// Get this record, overwriting the data members.</text:p>
      <text:p text:style-name="Code"><text:span text:style-name="T10"><text:s text:c="2"/></text:span>/// Error-checking omitted for brevity.</text:p>
      <text:p text:style-name="Code"><text:span text:style-name="T10"><text:s text:c="2"/></text:span>/// @return true for success or false for eof or input failure</text:p>
      <text:p text:style-name="Code"><text:span text:style-name="T10"><text:s text:c="2"/></text:span>bool read(std::istream&amp; in, int num)</text:p>
      <text:p text:style-name="Code"><text:span text:style-name="T10"><text:s text:c="2"/></text:span>{</text:p>
      <text:p text:style-name="Code"><text:span text:style-name="T10"><text:s text:c="4"/></text:span>std::cout &lt;&lt; "Name " &lt;&lt; num &lt;&lt; ": ";</text:p>
      <text:p text:style-name="Code"><text:span text:style-name="T10"><text:s text:c="4"/></text:span>std::string name{};</text:p>
      <text:p text:style-name="Code"><text:span text:style-name="T10"><text:s text:c="4"/></text:span>if (not std::getline(in, name))</text:p>
      <text:p text:style-name="Code"><text:span text:style-name="T10"><text:s text:c="6"/></text:span>return false;</text:p>
      <text:p text:style-name="Code"/>
      <text:p text:style-name="Code"><text:span text:style-name="T10"><text:s text:c="4"/></text:span>std::cout &lt;&lt; "Height (cm): ";</text:p>
      <text:p text:style-name="Code"><text:span text:style-name="T10"><text:s text:c="4"/></text:span>int height{};</text:p>
      <text:p text:style-name="Code"><text:span text:style-name="T10"><text:s text:c="4"/></text:span>if (not (in &gt;&gt; height))</text:p>
      <text:p text:style-name="Code"><text:span text:style-name="T10"><text:s text:c="6"/></text:span>return false;</text:p>
      <text:p text:style-name="Code"><text:span text:style-name="T10"><text:s text:c="4"/></text:span>skip_line(in);</text:p>
      <text:p text:style-name="Code"/>
      <text:p text:style-name="Code"><text:span text:style-name="T10"><text:s text:c="4"/></text:span>std::cout &lt;&lt; "Weight (kg): ";</text:p>
      <text:p text:style-name="Code"><text:span text:style-name="T10"><text:s text:c="4"/></text:span>int weight{};</text:p>
      <text:p text:style-name="Code"><text:span text:style-name="T10"><text:s text:c="4"/></text:span>if (not (in &gt;&gt; weight))</text:p>
      <text:p text:style-name="Code"><text:span text:style-name="T10"><text:s text:c="6"/></text:span>return false;</text:p>
      <text:p text:style-name="Code"><text:span text:style-name="T10"><text:s text:c="4"/></text:span>skip_line(in);</text:p>
      <text:p text:style-name="Code"/>
      <text:p text:style-name="Code"><text:span text:style-name="T10"><text:s text:c="4"/></text:span>std::cout &lt;&lt; "Sex (M or F): ";</text:p>
      <text:p text:style-name="Code"><text:span text:style-name="T10"><text:s text:c="4"/></text:span>char sex{};</text:p>
      <text:p text:style-name="Code"><text:span text:style-name="T10"><text:s text:c="4"/></text:span>if (not (in &gt;&gt; sex))</text:p>
      <text:p text:style-name="Code"><text:span text:style-name="T10"><text:s text:c="6"/></text:span>return false;</text:p>
      <text:p text:style-name="Code"><text:span text:style-name="T10"><text:s text:c="4"/></text:span>skip_line(in);</text:p>
      <text:p text:style-name="Code"><text:span text:style-name="T10"><text:s text:c="4"/></text:span>sex = std::toupper(sex, std::locale());</text:p>
      <text:p text:style-name="Code"/>
      <text:p text:style-name="Code"><text:span text:style-name="T10"><text:s text:c="4"/></text:span>// Store information into data members only after reading</text:p>
      <text:p text:style-name="Code"><text:span text:style-name="T10"><text:s text:c="4"/></text:span>// everything successfully.</text:p>
      <text:p text:style-name="Code"><text:span text:style-name="T10"><text:s text:c="4"/></text:span>name_ = name;</text:p>
      <text:p text:style-name="Code"><text:span text:style-name="T10"><text:s text:c="4"/></text:span>height_ = height;</text:p>
      <text:p text:style-name="Code"><text:span text:style-name="T10"><text:s text:c="4"/></text:span>weight_ = weight;</text:p>
      <text:p text:style-name="Code"><text:span text:style-name="T10"><text:s text:c="4"/></text:span>sex_ = sex;</text:p>
      <text:p text:style-name="Code"><text:span text:style-name="T10"><text:s text:c="4"/></text:span>bmi_ = compute_bmi(height_, weight_);</text:p>
      <text:p text:style-name="Code"><text:span text:style-name="T10"><text:s text:c="4"/></text:span>return true;</text:p>
      <text:p text:style-name="Code"><text:span text:style-name="T10"><text:s text:c="2"/></text:span>}</text:p>
      <text:p text:style-name="Code"/>
      <text:p text:style-name="Code"><text:span text:style-name="T10"><text:s text:c="2"/></text:span>/// Print this record to @p out.</text:p>
      <text:p text:style-name="Code"><text:span text:style-name="T10"><text:s text:c="2"/></text:span>void print(std::ostream&amp; out, int threshold)</text:p>
      <text:p text:style-name="Code"><text:soft-page-break/><text:span text:style-name="T10"><text:s text:c="2"/></text:span>{</text:p>
      <text:p text:style-name="Code"><text:span text:style-name="T10"><text:s text:c="4"/></text:span>out &lt;&lt; std::setw(6) &lt;&lt; height_</text:p>
      <text:p text:style-name="Code"><text:span text:style-name="T10"><text:s text:c="8"/></text:span>&lt;&lt; std::setw(7) &lt;&lt; weight_</text:p>
      <text:p text:style-name="Code"><text:span text:style-name="T10"><text:s text:c="8"/></text:span>&lt;&lt; std::setw(3) &lt;&lt; sex_</text:p>
      <text:p text:style-name="Code"><text:span text:style-name="T10"><text:s text:c="8"/></text:span>&lt;&lt; std::setw(6) &lt;&lt; bmi_;</text:p>
      <text:p text:style-name="Code"><text:span text:style-name="T10"><text:s text:c="4"/></text:span>if (bmi_ &gt;= threshold)</text:p>
      <text:p text:style-name="Code"><text:span text:style-name="T10"><text:s text:c="6"/></text:span>out &lt;&lt; '*';</text:p>
      <text:p text:style-name="Code"><text:span text:style-name="T10"><text:s text:c="4"/></text:span>else</text:p>
      <text:p text:style-name="Code"><text:span text:style-name="T10"><text:s text:c="6"/></text:span>out &lt;&lt; ' ';</text:p>
      <text:p text:style-name="Code"><text:span text:style-name="T10"><text:s text:c="4"/></text:span>out &lt;&lt; ' ' &lt;&lt; name_ &lt;&lt; '\n';</text:p>
      <text:p text:style-name="Code"><text:span text:style-name="T10"><text:s text:c="2"/></text:span>}</text:p>
      <text:p text:style-name="Code"/>
      <text:p text:style-name="Code"><text:span text:style-name="T10"><text:s text:c="2"/></text:span>int height_; <text:s text:c="6"/>///&lt; height in centimeters</text:p>
      <text:p text:style-name="Code"><text:span text:style-name="T10"><text:s text:c="2"/></text:span>int weight_; <text:s text:c="6"/>///&lt; weight in kilograms</text:p>
      <text:p text:style-name="Code"><text:span text:style-name="T10"><text:s text:c="2"/></text:span>int bmi_; <text:s text:c="9"/>///&lt; Body-mass index</text:p>
      <text:p text:style-name="Code"><text:span text:style-name="T10"><text:s text:c="2"/></text:span>char sex_; <text:s text:c="8"/>///&lt; 'M' for male or 'F' for female</text:p>
      <text:p text:style-name="Code"><text:span text:style-name="T10"><text:s text:c="2"/></text:span>std::string name_; ///&lt; Person’s name</text:p>
      <text:p text:style-name="Code">};</text:p>
      <text:p text:style-name="Code"/>
      <text:p text:style-name="Code"/>
      <text:p text:style-name="Code">/** Print a table.</text:p>
      <text:p text:style-name="Code"><text:span text:style-name="T10"><text:s/></text:span>* Print a table of height, weight, sex, BMI, and name.</text:p>
      <text:p text:style-name="Code"><text:span text:style-name="T10"><text:s/></text:span>* Print only records for which sex matches @p sex.</text:p>
      <text:p text:style-name="Code"><text:span text:style-name="T10"><text:s/></text:span>* At the end of each table, print the mean and median BMI.</text:p>
      <text:p text:style-name="Code"><text:span text:style-name="T10"><text:s/></text:span>*/</text:p>
      <text:p text:style-name="Code">void print_table(char sex, std::vector&lt;record&gt;&amp; records, int threshold)</text:p>
      <text:p text:style-name="Code">{</text:p>
      <text:p text:style-name="Code"><text:span text:style-name="T10"><text:s text:c="2"/></text:span>std::cout &lt;&lt; "Ht(cm) Wt(kg) Sex <text:s/>BMI <text:s/>Name\n";</text:p>
      <text:p text:style-name="Code"/>
      <text:p text:style-name="Code"><text:span text:style-name="T10"><text:s text:c="2"/></text:span>float bmi_sum{};</text:p>
      <text:p text:style-name="Code"><text:span text:style-name="T10"><text:s text:c="2"/></text:span>long int bmi_count{};</text:p>
      <text:p text:style-name="Code"><text:span text:style-name="T10"><text:s text:c="2"/></text:span>std::vector&lt;int&gt; tmpbmis{}; // store only the BMIs that are printed</text:p>
      <text:p text:style-name="Code"><text:span text:style-name="T10"><text:s text:c="28"/></text:span>// in order to compute the median</text:p>
      <text:p text:style-name="Code"><text:span text:style-name="T10"><text:s text:c="2"/></text:span>for (auto rec : records)</text:p>
      <text:p text:style-name="Code"><text:span text:style-name="T10"><text:s text:c="2"/></text:span>{</text:p>
      <text:p text:style-name="Code"><text:span text:style-name="T10"><text:s text:c="4"/></text:span>if (rec.sex_ == sex)</text:p>
      <text:p text:style-name="Code"><text:span text:style-name="T10"><text:s text:c="4"/></text:span>{</text:p>
      <text:p text:style-name="Code"><text:span text:style-name="T10"><text:s text:c="6"/></text:span>bmi_sum = bmi_sum + rec.bmi_;</text:p>
      <text:p text:style-name="Code"><text:span text:style-name="T10"><text:s text:c="6"/></text:span>++bmi_count;</text:p>
      <text:p text:style-name="Code"><text:span text:style-name="T10"><text:s text:c="6"/></text:span>tmpbmis.push_back(rec.bmi_);</text:p>
      <text:p text:style-name="Code"><text:span text:style-name="T10"><text:s text:c="6"/></text:span>rec.print(std::cout, threshold);</text:p>
      <text:p text:style-name="Code"><text:span text:style-name="T10"><text:s text:c="4"/></text:span>}</text:p>
      <text:p text:style-name="Code"><text:span text:style-name="T10"><text:s text:c="2"/></text:span>}</text:p>
      <text:p text:style-name="Code"/>
      <text:p text:style-name="Code"><text:span text:style-name="T10"><text:s text:c="2"/></text:span>// If the vectors are not empty, print basic statistics.</text:p>
      <text:p text:style-name="Code"><text:span text:style-name="T10"><text:s text:c="2"/></text:span>if (bmi_count != 0)</text:p>
      <text:p text:style-name="Code"><text:span text:style-name="T10"><text:s text:c="2"/></text:span>{</text:p>
      <text:p text:style-name="Code"><text:span text:style-name="T10"><text:s text:c="4"/></text:span>std::cout &lt;&lt; "Mean BMI = "</text:p>
      <text:p text:style-name="Code"><text:span text:style-name="T10"><text:s text:c="14"/></text:span>&lt;&lt; std::setprecision(1) &lt;&lt; std::fixed &lt;&lt; bmi_sum / bmi_count</text:p>
      <text:p text:style-name="Code"><text:span text:style-name="T10"><text:s text:c="14"/></text:span>&lt;&lt; '\n';</text:p>
      <text:p text:style-name="Code"/>
      <text:p text:style-name="Code"><text:span text:style-name="T10"><text:s text:c="4"/></text:span>// Median BMI is trickier. The easy way is to sort the</text:p>
      <text:p text:style-name="Code"><text:span text:style-name="T10"><text:s text:c="4"/></text:span>// vector and pick out the middle item or items.</text:p>
      <text:p text:style-name="Code"><text:span text:style-name="T10"><text:s text:c="4"/></text:span>std::sort(tmpbmis.begin(), tmpbmis.end());</text:p>
      <text:p text:style-name="Code"><text:span text:style-name="T10"><text:s text:c="4"/></text:span>std::cout &lt;&lt; "Median BMI = ";</text:p>
      <text:p text:style-name="Code"><text:span text:style-name="T10"><text:s text:c="4"/></text:span>// Index of median item.</text:p>
      <text:p text:style-name="Code"><text:span text:style-name="T10"><text:s text:c="4"/></text:span>std::size_t i{tmpbmis.size() / 2};</text:p>
      <text:p text:style-name="Code"><text:soft-page-break/><text:span text:style-name="T10"><text:s text:c="4"/></text:span>if (tmpbmis.size() % 2 == 0)</text:p>
      <text:p text:style-name="Code"><text:span text:style-name="T10"><text:s text:c="6"/></text:span>std::cout &lt;&lt; (tmpbmis.at(i) + tmpbmis.at(i-1)) / 2.0 &lt;&lt; '\n';</text:p>
      <text:p text:style-name="Code"><text:span text:style-name="T10"><text:s text:c="4"/></text:span>else</text:p>
      <text:p text:style-name="Code"><text:span text:style-name="T10"><text:s text:c="6"/></text:span>std::cout &lt;&lt; tmpbmis.at(i) &lt;&lt; '\n';</text:p>
      <text:p text:style-name="Code"><text:span text:style-name="T10"><text:s text:c="2"/></text:span>}</text:p>
      <text:p text:style-name="Code">}</text:p>
      <text:p text:style-name="Code"/>
      <text:p text:style-name="Code">/** Main program to compute BMI. */</text:p>
      <text:p text:style-name="Code">int main()</text:p>
      <text:p text:style-name="Code">{</text:p>
      <text:p text:style-name="Code"><text:span text:style-name="T10"><text:s text:c="2"/></text:span>std::locale::global(std::locale{""});</text:p>
      <text:p text:style-name="Code"><text:span text:style-name="T10"><text:s text:c="2"/></text:span>std::cout.imbue(std::locale{});</text:p>
      <text:p text:style-name="Code"><text:span text:style-name="T10"><text:s text:c="2"/></text:span>std::cin.imbue(std::locale{});</text:p>
      <text:p text:style-name="Code"/>
      <text:p text:style-name="Code"><text:span text:style-name="T10"><text:s text:c="2"/></text:span>std::vector&lt;record&gt; records{};</text:p>
      <text:p text:style-name="Code"><text:span text:style-name="T10"><text:s text:c="2"/></text:span>int threshold{};</text:p>
      <text:p text:style-name="Code"/>
      <text:p text:style-name="Code"><text:span text:style-name="T10"><text:s text:c="2"/></text:span>std::cout &lt;&lt; "Enter threshold BMI: ";</text:p>
      <text:p text:style-name="Code"><text:span text:style-name="T10"><text:s text:c="2"/></text:span>if (not (std::cin &gt;&gt; threshold))</text:p>
      <text:p text:style-name="Code"><text:span text:style-name="T10"><text:s text:c="4"/></text:span>return EXIT_FAILURE;</text:p>
      <text:p text:style-name="Code"><text:span text:style-name="T10"><text:s text:c="2"/></text:span>skip_line(std::cin);</text:p>
      <text:p text:style-name="Code"/>
      <text:p text:style-name="Code"><text:span text:style-name="T10"><text:s text:c="2"/></text:span>std::cout &lt;&lt; "Enter name, height (in cm),"</text:p>
      <text:p text:style-name="Code"><text:span text:style-name="T10"><text:s text:c="15"/></text:span>" and weight (in kg) for each person:\n";</text:p>
      <text:p text:style-name="Code"><text:span text:style-name="T10"><text:s text:c="2"/></text:span>record rec{};</text:p>
      <text:p text:style-name="Code"><text:span text:style-name="T10"><text:s text:c="2"/></text:span>while (rec.read(std::cin, records.size()+1))</text:p>
      <text:p text:style-name="Code"><text:span text:style-name="T10"><text:s text:c="2"/></text:span>{</text:p>
      <text:p text:style-name="Code"><text:span text:style-name="T10"><text:s text:c="4"/></text:span>records.push_back(rec);</text:p>
      <text:p text:style-name="Code"><text:span text:style-name="T10"><text:s text:c="4"/></text:span>std::cout &lt;&lt; "BMI = " &lt;&lt; rec.bmi_ &lt;&lt; '\n';</text:p>
      <text:p text:style-name="Code"><text:span text:style-name="T10"><text:s text:c="2"/></text:span>}</text:p>
      <text:p text:style-name="Code"/>
      <text:p text:style-name="Code"><text:span text:style-name="T10"><text:s text:c="2"/></text:span>// Print the data.</text:p>
      <text:p text:style-name="Code"><text:span text:style-name="T10"><text:s text:c="2"/></text:span>std::cout &lt;&lt; "\n\nMale data\n";</text:p>
      <text:p text:style-name="Code"><text:span text:style-name="T10"><text:s text:c="2"/></text:span>print_table('M', records, threshold);</text:p>
      <text:p text:style-name="Code"><text:span text:style-name="T10"><text:s text:c="2"/></text:span>std::cout &lt;&lt; "\nFemale data\n";</text:p>
      <text:p text:style-name="Code"><text:span text:style-name="T10"><text:s text:c="2"/></text:span>print_table('F', records, threshold);</text:p>
      <text:p text:style-name="Code">}</text:p>
      <text:p text:style-name="P2">That’s a lot to swallow, so take your time. I’ll wait here until you’re done. When faced with a new class that you need to read and understand, start by reading the comments (if any). One approach is to first skim lightly over the class to identify the members (function and data) then re-read the class to understand the member functions in depth. Tackle one member function at a time.</text:p>
      <text:p text:style-name="Text_20_body">
    <text:span text:style-name="T7">You may be asking yourself why I didn’t overload the </text:span>
    <text:span text:style-name="Code_20_Inline">
     <text:span text:style-name="T7">&gt;&gt;</text:span>
    </text:span>
    <text:span text:style-name="T7"> and </text:span>
    <text:span text:style-name="Code_20_Inline">
     <text:span text:style-name="T7">&lt;&lt;</text:span>
    </text:span>
    <text:span text:style-name="T7"> operators to read and write </text:span>
    <text:span text:style-name="Code_20_Inline">
     <text:span text:style-name="T7">record</text:span>
    </text:span>
    <text:span text:style-name="T7"> objects. The requirements of the program are a little more complicated than what these operators offer. For example, reading a </text:span>
    <text:span text:style-name="Code_20_Inline">
     <text:span text:style-name="T7">record</text:span>
    </text:span>
    <text:span text:style-name="T7"> also involves printing prompts, and each prompt includes an ordinal so the user knows which record to type. Some records are printed differently than others, depending on the threshold. The </text:span>
    <text:span text:style-name="Code_20_Inline">
     <text:span text:style-name="T7">&gt;&gt;</text:span>
    </text:span>
    <text:span text:style-name="T7"> operator has no convenient way to specify the threshold. Overloading I/O operators is great for simple types, but usually is not appropriate for more complicated situations.</text:span>
   </text:p>
      <text:h text:style-name="Heading_20_1" text:outline-level="1"><text:soft-page-break/>const Member Functions</text:h>
      <text:p text:style-name="Body_20_Text_20_First">Take a closer look at the <text:span text:style-name="Code_20_Inline">print_table</text:span> function. Notice anything unusual or suspicious about its parameters? The <text:span text:style-name="Code_20_Inline">records</text:span> argument is passed by reference, but the function never modifies it, so you really should pass it as a reference to <text:span text:style-name="Code_20_Inline">const</text:span>. Go ahead and make that change. <text:span text:style-name="T6">What happens?</text:span></text:p>
      <text:p text:style-name="Unnumbered_20_List">_____________________________________________________________</text:p>
      <text:p text:style-name="Unnumbered_20_List">_____________________________________________________________</text:p>
      <text:p text:style-name="Text_20_body">
    <text:span text:style-name="T7">You should see an error from the compiler. When </text:span>
    <text:span text:style-name="Code_20_Inline">
     <text:span text:style-name="T7">records</text:span>
    </text:span>
    <text:span text:style-name="T7"> is </text:span>
    <text:span text:style-name="Code_20_Inline">
     <text:span text:style-name="T7">const</text:span>
    </text:span>
    <text:span text:style-name="T7">, the </text:span>
    <text:span text:style-name="Code_20_Inline">
     <text:span text:style-name="T7">auto</text:span>
    </text:span>
    <text:span text:style-name="T7"> </text:span>
    <text:span text:style-name="Code_20_Inline">
     <text:span text:style-name="T7">rec</text:span>
    </text:span>
    <text:span text:style-name="T7"> </text:span>
    <text:span text:style-name="Code_20_Inline">
     <text:span text:style-name="T7">: records</text:span>
    </text:span>
    <text:span text:style-name="T7"> type must declare </text:span>
    <text:span text:style-name="Code_20_Inline">
     <text:span text:style-name="T7">rec</text:span>
    </text:span>
    <text:span text:style-name="T7"> as </text:span>
    <text:span text:style-name="Code_20_Inline">
     <text:span text:style-name="T7">const</text:span>
    </text:span>
    <text:span text:style-name="T7">, too. Thus, when </text:span>
    <text:change-start text:change-id="ct71785312"/>
    <text:span text:style-name="Code_20_Inline">
     <text:span text:style-name="T7">print_table</text:span>
    </text:span>
    <text:change-end text:change-id="ct71785312"/>
    <text:span text:style-name="T7"> calls </text:span>
    <text:change-start text:change-id="ct111788512"/>
    <text:span text:style-name="Code_20_Inline">
     <text:span text:style-name="T7">rec.print()</text:span>
    </text:span>
    <text:change-end text:change-id="ct111788512"/>
    <text:span text:style-name="T7">, inside the </text:span>
    <text:change-start text:change-id="ct111864080"/>
    <text:span text:style-name="Code_20_Inline">
     <text:span text:style-name="T7">print()</text:span>
    </text:span>
    <text:change-end text:change-id="ct111864080"/>
    <text:span text:style-name="T7"> function, this refers to a </text:span>
    <text:change-start text:change-id="ct111993920"/>
    <text:span text:style-name="Code_20_Inline">
     <text:span text:style-name="T7">const</text:span>
    </text:span>
    <text:change-end text:change-id="ct111993920"/>
    <text:span text:style-name="T7"> </text:span>
    <text:change-start text:change-id="ct112138592"/>
    <text:span text:style-name="Code_20_Inline">
     <text:span text:style-name="T7">record</text:span>
    </text:span>
    <text:change-end text:change-id="ct112138592"/>
    <text:span text:style-name="T7"> object. Although </text:span>
    <text:span text:style-name="Code_20_Inline">
     <text:span text:style-name="T7">print()</text:span>
    </text:span>
    <text:span text:style-name="T7"> does not modify the </text:span>
    <text:change-start text:change-id="ct112212848"/>
    <text:span text:style-name="Code_20_Inline">
     <text:span text:style-name="T7">record</text:span>
    </text:span>
    <text:change-end text:change-id="ct112212848"/>
    <text:span text:style-name="T7"> object, it could, and the compiler must allow for the possibility. You need to tell the compiler that </text:span>
    <text:span text:style-name="Code_20_Inline">
     <text:span text:style-name="T7">print()</text:span>
    </text:span>
    <text:span text:style-name="T7"> is safe and doesn’t modify any data members. Do so by adding a </text:span>
    <text:span text:style-name="Code_20_Inline">
     <text:span text:style-name="T7">const</text:span>
    </text:span>
    <text:span text:style-name="T7"> modifier between the </text:span>
    <text:span text:style-name="Code_20_Inline">
     <text:span text:style-name="T7">print()</text:span>
    </text:span>
    <text:span text:style-name="T7"> function signature and the function body. Listing 34-2 shows the new definition of the </text:span>
    <text:span text:style-name="Code_20_Inline">
     <text:span text:style-name="T7">print</text:span>
    </text:span>
    <text:span text:style-name="T7"> member function.</text:span>
   </text:p>
      <text:p text:style-name="Code_20_Caption"><text:span text:style-name="T9">Listing 34-2.</text:span> Adding the <text:span text:style-name="Code_20_Inline"><text:span text:style-name="T11">const</text:span></text:span> Modifier to <text:span text:style-name="Code_20_Inline"><text:span text:style-name="T11">print</text:span></text:span></text:p>
      <text:p text:style-name="Code"><text:span text:style-name="T10"><text:s text:c="2"/></text:span>/// Print this record to @p out.</text:p>
      <text:p text:style-name="Code"><text:span text:style-name="T10"><text:s text:c="2"/></text:span>void print(std::ostream&amp; out, int threshold)</text:p>
      <text:p text:style-name="Code">
    <text:span text:style-name="T2">
     <text:s text:c="2"/>
    </text:span>
    <text:span text:style-name="Code_20_Bold">
     <text:span text:style-name="T1">const</text:span>
    </text:span>
   </text:p>
      <text:p text:style-name="Code"><text:span text:style-name="T10"><text:s text:c="2"/></text:span>{</text:p>
      <text:p text:style-name="Code"><text:span text:style-name="T10"><text:s text:c="4"/></text:span>out &lt;&lt; std::setw(6) &lt;&lt; height_</text:p>
      <text:p text:style-name="Code"><text:span text:style-name="T10"><text:s text:c="8"/></text:span>&lt;&lt; std::setw(7) &lt;&lt; weight_</text:p>
      <text:p text:style-name="Code"><text:span text:style-name="T10"><text:s text:c="8"/></text:span>&lt;&lt; std::setw(3) &lt;&lt; sex_</text:p>
      <text:p text:style-name="Code"><text:span text:style-name="T10"><text:s text:c="8"/></text:span>&lt;&lt; std::setw(6) &lt;&lt; bmi_;</text:p>
      <text:p text:style-name="Code"><text:span text:style-name="T10"><text:s text:c="4"/></text:span>if (bmi_ &gt;= threshold)</text:p>
      <text:p text:style-name="Code"><text:span text:style-name="T10"><text:s text:c="6"/></text:span>out &lt;&lt; '*';</text:p>
      <text:p text:style-name="Code"><text:span text:style-name="T10"><text:s text:c="4"/></text:span>else</text:p>
      <text:p text:style-name="Code"><text:span text:style-name="T10"><text:s text:c="6"/></text:span>out &lt;&lt; ' ';</text:p>
      <text:p text:style-name="Code"><text:span text:style-name="T10"><text:s text:c="4"/></text:span>out &lt;&lt; ' ' &lt;&lt; name_ &lt;&lt; '\n';</text:p>
      <text:p text:style-name="Code"><text:span text:style-name="T10"><text:s text:c="2"/></text:span>}</text:p>
      <text:p text:style-name="Text_20_body">
    <text:span text:style-name="T7">As a general rule, use the </text:span>
    <text:span text:style-name="Code_20_Inline">
     <text:span text:style-name="T7">const</text:span>
    </text:span>
    <text:span text:style-name="T7"> modifier for any member function that does not change any data members. This ensures that you can call the member function when you have a </text:span>
    <text:span text:style-name="Code_20_Inline">
     <text:span text:style-name="T7">const</text:span>
    </text:span>
    <text:span text:style-name="T7"> object. </text:span>
    <text:span text:style-name="Strong_20_Emphasis">
     <text:span text:style-name="T5">Copy the code from Listing 33-4 and modify it to add </text:span>
    </text:span>
    <text:span text:style-name="Strong_20_Emphasis">
     <text:span text:style-name="T8">const</text:span>
    </text:span>
    <text:span text:style-name="Strong_20_Emphasis">
     <text:span text:style-name="T5"> modifiers where appropriate.</text:span>
    </text:span>
    <text:span text:style-name="T7"> Compare your result with mine in Listing 34-3.</text:span>
   </text:p>
      <text:p text:style-name="Code_20_Caption"><text:span text:style-name="T9">Listing 34-3.</text:span><text:span text:style-name="Code_20_Inline"><text:span text:style-name="T11">const</text:span></text:span> Member Functions for Class <text:span text:style-name="Code_20_Inline"><text:span text:style-name="T11">point</text:span></text:span></text:p>
      <text:p text:style-name="Code">#include &lt;cmath&gt; // for sqrt and atan</text:p>
      <text:p text:style-name="Code"/>
      <text:p text:style-name="Code">struct point</text:p>
      <text:p text:style-name="Code">{</text:p>
      <text:p text:style-name="Code"><text:span text:style-name="T10"><text:s text:c="2"/></text:span>/// Distance to the origin.</text:p>
      <text:p text:style-name="Code"><text:span text:style-name="T10"><text:s text:c="2"/></text:span>double distance()</text:p>
      <text:p text:style-name="Code">
    <text:span text:style-name="T2">
     <text:s text:c="2"/>
    </text:span>
    <text:span text:style-name="Code_20_Bold">
     <text:span text:style-name="T1">const</text:span>
    </text:span>
   </text:p>
      <text:p text:style-name="Code"><text:span text:style-name="T10"><text:s text:c="2"/></text:span>{</text:p>
      <text:p text:style-name="Code"><text:span text:style-name="T10"><text:s text:c="4"/></text:span>return std::sqrt(x*x + y*y);</text:p>
      <text:p text:style-name="Code"><text:soft-page-break/><text:span text:style-name="T10"><text:s text:c="2"/></text:span>}</text:p>
      <text:p text:style-name="Code"><text:span text:style-name="T10"><text:s text:c="2"/></text:span>/// Angle relative to x-axis.</text:p>
      <text:p text:style-name="Code"><text:span text:style-name="T10"><text:s text:c="2"/></text:span>double angle()</text:p>
      <text:p text:style-name="Code">
    <text:span text:style-name="T2">
     <text:s text:c="2"/>
    </text:span>
    <text:span text:style-name="Code_20_Bold">
     <text:span text:style-name="T1">const</text:span>
    </text:span>
   </text:p>
      <text:p text:style-name="Code"><text:span text:style-name="T10"><text:s text:c="2"/></text:span>{</text:p>
      <text:p text:style-name="Code"><text:span text:style-name="T10"><text:s text:c="4"/></text:span>return std::atan2(y, x);</text:p>
      <text:p text:style-name="Code"><text:span text:style-name="T10"><text:s text:c="2"/></text:span>}</text:p>
      <text:p text:style-name="Code"/>
      <text:p text:style-name="Code"><text:span text:style-name="T10"><text:s text:c="2"/></text:span>/// Add an offset to x and y.</text:p>
      <text:p text:style-name="Code"><text:span text:style-name="T10"><text:s text:c="2"/></text:span>void offset(double off)</text:p>
      <text:p text:style-name="Code"><text:span text:style-name="T10"><text:s text:c="2"/></text:span>{</text:p>
      <text:p text:style-name="Code"><text:span text:style-name="T10"><text:s text:c="4"/></text:span>offset(off, off);</text:p>
      <text:p text:style-name="Code"><text:span text:style-name="T10"><text:s text:c="2"/></text:span>}</text:p>
      <text:p text:style-name="Code"><text:span text:style-name="T10"><text:s text:c="2"/></text:span>/// Add an offset to x and an offset to y</text:p>
      <text:p text:style-name="Code"><text:span text:style-name="T10"><text:s text:c="2"/></text:span>void offset(double <text:s/>xoff, double yoff)</text:p>
      <text:p text:style-name="Code"><text:span text:style-name="T10"><text:s text:c="2"/></text:span>{</text:p>
      <text:p text:style-name="Code"><text:span text:style-name="T10"><text:s text:c="4"/></text:span>x = x + xoff;</text:p>
      <text:p text:style-name="Code"><text:span text:style-name="T10"><text:s text:c="4"/></text:span>y = y + yoff;</text:p>
      <text:p text:style-name="Code"><text:span text:style-name="T10"><text:s text:c="2"/></text:span>}</text:p>
      <text:p text:style-name="Code"/>
      <text:p text:style-name="Code"><text:span text:style-name="T10"><text:s text:c="2"/></text:span>/// Scale x and y.</text:p>
      <text:p text:style-name="Code"><text:span text:style-name="T10"><text:s text:c="2"/></text:span>void scale(double mult)</text:p>
      <text:p text:style-name="Code"><text:span text:style-name="T10"><text:s text:c="2"/></text:span>{</text:p>
      <text:p text:style-name="Code"><text:span text:style-name="T10"><text:s text:c="4"/></text:span>this-&gt;scale(mult, mult);</text:p>
      <text:p text:style-name="Code"><text:span text:style-name="T10"><text:s text:c="2"/></text:span>}</text:p>
      <text:p text:style-name="Code"><text:span text:style-name="T10"><text:s text:c="2"/></text:span>/// Scale x and y.</text:p>
      <text:p text:style-name="Code"><text:span text:style-name="T10"><text:s text:c="2"/></text:span>void scale(double xmult, double ymult)</text:p>
      <text:p text:style-name="Code"><text:span text:style-name="T10"><text:s text:c="2"/></text:span>{</text:p>
      <text:p text:style-name="Code"><text:span text:style-name="T10"><text:s text:c="4"/></text:span>this-&gt;x = this-&gt;x * xmult;</text:p>
      <text:p text:style-name="Code"><text:span text:style-name="T10"><text:s text:c="4"/></text:span>this-&gt;y = this-&gt;y * ymult;</text:p>
      <text:p text:style-name="Code"><text:span text:style-name="T10"><text:s text:c="2"/></text:span>}</text:p>
      <text:p text:style-name="Code"><text:span text:style-name="T10"><text:s text:c="2"/></text:span>double x;</text:p>
      <text:p text:style-name="Code"><text:span text:style-name="T10"><text:s text:c="2"/></text:span>double y;</text:p>
      <text:p text:style-name="Code">};</text:p>
      <text:p text:style-name="Text_20_body">
    <text:span text:style-name="T7">The </text:span>
    <text:span text:style-name="Code_20_Inline">
     <text:span text:style-name="T7">scale</text:span>
    </text:span>
    <text:span text:style-name="T7"> and </text:span>
    <text:span text:style-name="Code_20_Inline">
     <text:span text:style-name="T7">offset</text:span>
    </text:span>
    <text:span text:style-name="T7"> functions modify data members, so they cannot be </text:span>
    <text:span text:style-name="Code_20_Inline">
     <text:span text:style-name="T7">const</text:span>
    </text:span>
    <text:span text:style-name="T7">. The </text:span>
    <text:span text:style-name="Code_20_Inline">
     <text:span text:style-name="T7">angle</text:span>
    </text:span>
    <text:span text:style-name="T7"> and </text:span>
    <text:span text:style-name="Code_20_Inline">
     <text:span text:style-name="T7">distance</text:span>
    </text:span>
    <text:span text:style-name="T7"> member functions don’t modify any members, so they are </text:span>
    <text:span text:style-name="Code_20_Inline">
     <text:span text:style-name="T7">const</text:span>
    </text:span>
    <text:span text:style-name="T12">.</text:span>
   </text:p>
      <text:p text:style-name="Text_20_body">
    <text:span text:style-name="T7">Given a </text:span>
    <text:span text:style-name="Code_20_Inline">
     <text:span text:style-name="T7">point</text:span>
    </text:span>
    <text:span text:style-name="T7"> variable, you can call any member function. If the object is </text:span>
    <text:span text:style-name="Code_20_Inline">
     <text:span text:style-name="T7">const</text:span>
    </text:span>
    <text:span text:style-name="T7">, however, you can call only </text:span>
    <text:span text:style-name="Code_20_Inline">
     <text:span text:style-name="T7">const</text:span>
    </text:span>
    <text:span text:style-name="T7"> member functions. The most common situation is when you find yourself with a </text:span>
    <text:span text:style-name="Code_20_Inline">
     <text:span text:style-name="T7">const</text:span>
    </text:span>
    <text:span text:style-name="T7"> object within another function, and the object was passed by reference to </text:span>
    <text:span text:style-name="Code_20_Inline">
     <text:span text:style-name="T7">const</text:span>
    </text:span>
    <text:span text:style-name="T7">, as illustrated in Listing 34-4.</text:span>
   </text:p>
      <text:p text:style-name="Code_20_Caption"><text:span text:style-name="T9">Listing 34-4.</text:span> Calling <text:span text:style-name="Code_20_Inline"><text:span text:style-name="T11">const</text:span></text:span> and Non-<text:span text:style-name="Code_20_Inline"><text:span text:style-name="T11">const</text:span></text:span> Member Functions</text:p>
      <text:p text:style-name="Code">#include &lt;cmath&gt;</text:p>
      <text:p text:style-name="Code">#include &lt;iostream&gt;</text:p>
      <text:p text:style-name="Code"/>
      <text:p text:style-name="Code">// Use the same point definition as Listing 34-3</text:p>
      <text:p text:style-name="Code">... omitted for brevity ...</text:p>
      <text:p text:style-name="Code"/>
      <text:p text:style-name="Code">void print_polar(point const&amp; pt)</text:p>
      <text:p text:style-name="Code">{</text:p>
      <text:p text:style-name="Code"><text:span text:style-name="T10"><text:s text:c="2"/></text:span>std::cout &lt;&lt; "{ r=" &lt;&lt; pt.distance() &lt;&lt; ", angle=" &lt;&lt; pt.angle() &lt;&lt; " }\n";</text:p>
      <text:p text:style-name="Code">}</text:p>
      <text:p text:style-name="Code">
    <text:soft-page-break/>
   </text:p>
      <text:p text:style-name="Code">void print_cartesian(point const&amp; pt)</text:p>
      <text:p text:style-name="Code">{</text:p>
      <text:p text:style-name="Code"><text:span text:style-name="T10"><text:s text:c="2"/></text:span>std::cout &lt;&lt; "{ x=" &lt;&lt; pt.x &lt;&lt; ", y=" &lt;&lt; pt.y &lt;&lt; " }\n";</text:p>
      <text:p text:style-name="Code">}</text:p>
      <text:p text:style-name="Code"/>
      <text:p text:style-name="Code">int main()</text:p>
      <text:p text:style-name="Code">{</text:p>
      <text:p text:style-name="Code"><text:span text:style-name="T10"><text:s text:c="2"/></text:span>point p1{}, p2{};</text:p>
      <text:p text:style-name="Code"><text:span text:style-name="T10"><text:s text:c="2"/></text:span>double const pi{3.141592653589792};</text:p>
      <text:p text:style-name="Code"><text:span text:style-name="T10"><text:s text:c="2"/></text:span>p1.x = std::cos(pi / 3);</text:p>
      <text:p text:style-name="Code"><text:span text:style-name="T10"><text:s text:c="2"/></text:span>p1.y = std::sin(pi / 3);</text:p>
      <text:p text:style-name="Code"><text:span text:style-name="T10"><text:s text:c="2"/></text:span>print_polar(p1);</text:p>
      <text:p text:style-name="Code"><text:span text:style-name="T10"><text:s text:c="2"/></text:span>print_cartesian(p1);</text:p>
      <text:p text:style-name="Code"><text:span text:style-name="T10"><text:s text:c="2"/></text:span>p2 = p1;</text:p>
      <text:p text:style-name="Code"><text:span text:style-name="T10"><text:s text:c="2"/></text:span>p2.scale(4.0);</text:p>
      <text:p text:style-name="Code"><text:span text:style-name="T10"><text:s text:c="2"/></text:span>print_polar(p2);</text:p>
      <text:p text:style-name="Code"><text:span text:style-name="T10"><text:s text:c="2"/></text:span>print_cartesian(p2);</text:p>
      <text:p text:style-name="Code"><text:span text:style-name="T10"><text:s text:c="2"/></text:span>p2.offset(0.0, -2.0);</text:p>
      <text:p text:style-name="Code"><text:span text:style-name="T10"><text:s text:c="2"/></text:span>print_polar(p2);</text:p>
      <text:p text:style-name="Code"><text:span text:style-name="T10"><text:s text:c="2"/></text:span>print_cartesian(p2);</text:p>
      <text:p text:style-name="Code">}</text:p>
      <text:p text:style-name="Text_20_body">
    <text:span text:style-name="T7">Another common use for member functions is to restrict access to data members. Imagine what would happen if a program that used the BMI </text:span>
    <text:span text:style-name="Code_20_Inline">
     <text:span text:style-name="T7">record</text:span>
    </text:span>
    <text:span text:style-name="T7"> type accidentally modified the </text:span>
    <text:span text:style-name="Code_20_Inline">
     <text:span text:style-name="T7">bmi_</text:span>
    </text:span>
    <text:span text:style-name="T7"> member. A better design would let you call a </text:span>
    <text:span text:style-name="Code_20_Inline">
     <text:span text:style-name="T7">bmi()</text:span>
    </text:span>
    <text:span text:style-name="T7"> function to obtain the BMI, but hide the </text:span>
    <text:span text:style-name="Code_20_Inline">
     <text:span text:style-name="T7">bmi_</text:span>
    </text:span>
    <text:span text:style-name="T7"> data member to prevent accidental modification. You can prevent such accidents, and the next Exploration shows you how.</text:span>
   </text:p>
      <text:p text:style-name="P2">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4 </text:span>
     <text:span text:style-name="MT2"></text:span>
     <text:span text:style-name="MT3"> More About Member Functions</text:span>
    </text:p>
      </style:header>
      <style:header-left style:display="false">
        <text:p text:style-name="Header">
     <text:span text:style-name="MT1">CHAPTER 34 </text:span>
     <text:span text:style-name="MT2"></text:span>
     <text:span text:style-name="MT3"> More About Member Functions</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20:00</meta:creation-date>
    <dc:creator>Ray Lischner</dc:creator>
    <dc:date>2013-10-20T13:07:25</dc:date>
    <meta:print-date>2009-03-19T10:05:00</meta:print-date>
    <meta:editing-cycles>7</meta:editing-cycles>
    <meta:editing-duration>PT6M</meta:editing-duration>
    <meta:generator>LibreOffice/4.0-5$Linux_X86_64 LibreOffice_project/400m0$Build-305</meta:generator>
    <meta:document-statistic meta:table-count="0" meta:image-count="0" meta:object-count="0" meta:page-count="7" meta:paragraph-count="252" meta:word-count="1671" meta:character-count="10692" meta:non-whitespace-character-count="8624"/>
    <meta:user-defined meta:name="Chapter Number">3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